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setList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B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Bri2( Timestamp bri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Bri( Date b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User_id( String user_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User_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wtusmchen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ser.getBri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Num( Double 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